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SessionHandle.get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refresh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exportSystemView( String arg0 , OutputStream arg1 , boolean arg2 , boolean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NodeByUUID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exportDocumentView( String arg0 , OutputStream arg1 , boolean arg2 , boolean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NamespacePrefix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addLockToke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move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NamespaceURI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importXML( String arg0 , InputStream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setNamespacePrefix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exportSystemView( String arg0 , ContentHandler arg1 , boolean arg2 , boolean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JCASessionHandle( JCAManagedConnection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impersonate( Credentials c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Manage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ImportContentHandler( String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itemExists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setManagedConnection( JCAManagedConnection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removeLockToke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checkPermission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Item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exportDocumentView( String arg0 , ContentHandler arg1 , boolean arg2 , boolean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SessionHandle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